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800009EA60000362805EABDD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de" fo:country="DE"/>
    </style:style>
    <style:style style:name="P4" style:family="paragraph" style:parent-style-name="Text_20_body">
      <style:text-properties fo:font-size="24pt" fo:language="en" fo:country="US" style:font-size-asian="24pt" style:font-size-complex="24pt"/>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start" style:justify-single-word="false"/>
      <style:text-properties fo:language="en" fo:country="US" fo:font-weight="bold" style:font-weight-asian="bold" style:font-weight-complex="bold"/>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text-properties fo:language="en" fo:country="US" fo:background-color="#ffff00"/>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Heading">
      <style:text-properties fo:font-size="24pt" fo:language="en" fo:country="US" style:font-size-asian="24pt" style:font-size-complex="24pt"/>
    </style:style>
    <style:style style:name="P13" style:family="paragraph" style:parent-style-name="Text_20_body" style:master-page-name="">
      <style:paragraph-properties style:page-number="auto"/>
      <style:text-properties fo:language="en" fo:country="US"/>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Bibliography_20_1">
      <style:paragraph-properties fo:margin-left="0in" fo:margin-right="0in" fo:text-indent="0in" style:auto-text-indent="false"/>
      <style:text-properties fo:language="de" fo:country="DE"/>
    </style:style>
    <style:style style:name="P17" style:family="paragraph" style:parent-style-name="Text_20_body">
      <style:paragraph-properties fo:margin-left="0in" fo:margin-right="0in" fo:orphans="2" fo:widows="2" fo:text-indent="0in" style:auto-text-indent="false"/>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Text_20_body" style:list-style-name="L1">
      <style:text-properties fo:language="en" fo:country="US"/>
    </style:style>
    <style:style style:name="P20" style:family="paragraph" style:parent-style-name="Text_20_body">
      <style:text-properties fo:language="de" fo:country="DE"/>
    </style:style>
    <style:style style:name="P21" style:family="paragraph" style:parent-style-name="Heading" style:master-page-name="First_20_Page">
      <style:paragraph-properties style:page-number="auto"/>
      <style:text-properties fo:font-size="24pt" fo:language="en" fo:country="US" style:font-size-asian="24pt" style:font-size-complex="24pt"/>
    </style:style>
    <style:style style:name="P22" style:family="paragraph" style:parent-style-name="Heading_20_1">
      <style:text-properties fo:language="en" fo:country="US"/>
    </style:style>
    <style:style style:name="P23" style:family="paragraph" style:parent-style-name="Heading_20_1">
      <style:text-properties fo:language="de" fo:country="DE"/>
    </style:style>
    <style:style style:name="P24" style:family="paragraph" style:parent-style-name="Heading_20_1" style:master-page-name="Standard">
      <style:paragraph-properties style:page-number="1"/>
      <style:text-properties fo:language="en" fo:country="US"/>
    </style:style>
    <style:style style:name="P25" style:family="paragraph" style:parent-style-name="Heading_20_1">
      <style:paragraph-properties fo:break-before="page"/>
      <style:text-properties fo:language="de" fo:country="DE"/>
    </style:style>
    <style:style style:name="P26" style:family="paragraph" style:parent-style-name="Heading_20_2">
      <style:text-properties fo:language="en" fo:country="US"/>
    </style:style>
    <style:style style:name="P27" style:family="paragraph" style:parent-style-name="Heading_20_2">
      <style:text-properties fo:language="de" fo:country="DE"/>
    </style:style>
    <style:style style:name="P28" style:family="paragraph" style:parent-style-name="Contents_20_Heading" style:master-page-name="Index">
      <style:paragraph-properties style:page-number="auto"/>
    </style:style>
    <style:style style:name="P29"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style:font-weight-asian="normal" style:font-weight-complex="normal"/>
    </style:style>
    <style:style style:name="T9" style:family="text">
      <style:text-properties style:font-name="Liberation Sans1" style:font-size-asian="10.5pt"/>
    </style:style>
    <style:style style:name="T10" style:family="text">
      <style:text-properties fo:language="en" fo:country="US"/>
    </style:style>
    <style:style style:name="T11" style:family="text">
      <style:text-properties fo:language="en" fo:country="US" fo:background-color="#ffff00"/>
    </style:style>
    <style:style style:name="T12" style:family="text">
      <style:text-properties style:font-name="Liberation Mono" fo:language="en" fo:country="US"/>
    </style:style>
    <style:style style:name="T13" style:family="text">
      <style:text-properties fo:background-color="transparent"/>
    </style:style>
    <style:style style:name="T14" style:family="text">
      <style:text-properties fo:font-variant="normal" fo:text-transform="none" fo:color="#000000" style:font-name="arial" fo:font-size="12pt" fo:letter-spacing="normal" fo:font-style="normal" fo:font-weight="normal"/>
    </style:style>
    <style:style style:name="T15" style:family="text">
      <style:text-properties fo:font-variant="normal" fo:text-transform="none" fo:color="#000000" style:font-name="arial" fo:font-size="12pt" fo:letter-spacing="normal" fo:font-style="normal" fo:font-weight="normal" fo:background-color="transparent"/>
    </style:style>
    <style:style style:name="T16" style:family="text">
      <style:text-properties style:use-window-font-color="true" style:text-outline="false" style:text-line-through-style="none" style:font-name="DejaVu Sans" fo:font-size="8pt" fo:letter-spacing="normal"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text-overline-style="none" style:text-ov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2"/>
      <text:p text:style-name="P12"/>
      <text:p text:style-name="P12">Planet-wide diffuse and direct irradiation retrieval using geostationary satellites</text:p>
      <text:p text:style-name="P4"/>
      <text:p text:style-name="P13"/>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14">Leitung:</text:p>
            <text:p text:style-name="P10">Prof. Dr. J. Bendix</text:p>
            <text:p text:style-name="P10">bendix@staff.uni-marburg.de<text:line-break/>+49 6421 28-24266</text:p>
            <text:p text:style-name="P10">Philipps-Universität Marburg<text:line-break/>Masterarbeit</text:p>
          </table:table-cell>
          <table:table-cell table:style-name="Table1.A1" office:value-type="string">
            <text:p text:style-name="P7">Autor:</text:p>
            <text:p text:style-name="P11">B.Sc. Daniel Lee<text:line-break/>Matrikelnummer: 2194295<text:line-break/>Hauptfach: Geographie (M.Sc.)<text:line-break/>Nebenfach: Informatik</text:p>
            <text:p text:style-name="P8"><text:span text:style-name="T9">Lee@isi-solutions.org</text:span><text:line-break/>+49 176 612 77269<text:line-break/>Friedrich-Naumann-Str. 11<text:line-break/>35037 Marburg</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15"><text:a xlink:type="simple" xlink:href="#__RefHeading__974_1807602424" text:style-name="Index_20_Link" text:visited-style-name="Index_20_Link"><text:s/>1 Introduction<text:tab/>1</text:a></text:p>
          <text:p text:style-name="P18"><text:a xlink:type="simple" xlink:href="#__RefHeading__976_1807602424" text:style-name="Index_20_Link" text:visited-style-name="Index_20_Link"><text:s/>1.1 Solar irradiation: A missing ECV<text:tab/>1</text:a></text:p>
          <text:p text:style-name="P15"><text:a xlink:type="simple" xlink:href="#__RefHeading__978_1807602424" text:style-name="Index_20_Link" text:visited-style-name="Index_20_Link"><text:s/>2 Conclusions<text:tab/>1</text:a></text:p>
          <text:p text:style-name="P15"><text:a xlink:type="simple" xlink:href="#__RefHeading__980_1807602424" text:style-name="Index_20_Link" text:visited-style-name="Index_20_Link"><text:s/>3 Einleitung: Solareinstrahlung und Satelliten<text:tab/>1</text:a></text:p>
          <text:p text:style-name="P15"><text:a xlink:type="simple" xlink:href="#__RefHeading__982_1807602424" text:style-name="Index_20_Link" text:visited-style-name="Index_20_Link"><text:s/>4 Fragestellung und Zielsetzung<text:tab/>2</text:a></text:p>
          <text:p text:style-name="P15"><text:a xlink:type="simple" xlink:href="#__RefHeading__984_1807602424" text:style-name="Index_20_Link" text:visited-style-name="Index_20_Link"><text:s/>5 Methoden und Datenquellen<text:tab/>2</text:a></text:p>
          <text:p text:style-name="P15"><text:a xlink:type="simple" xlink:href="#__RefHeading__986_1807602424" text:style-name="Index_20_Link" text:visited-style-name="Index_20_Link"><text:s/>6 Vorläufige Gliederung<text:tab/>5</text:a></text:p>
          <text:p text:style-name="P15"><text:a xlink:type="simple" xlink:href="#__RefHeading__988_1807602424" text:style-name="Index_20_Link" text:visited-style-name="Index_20_Link">Bibliographie<text:tab/>6</text:a></text:p>
        </text:index-body>
      </text:table-of-content>
      <text:p text:style-name="P8"/>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8"/>
      <text:h text:style-name="P24" text:outline-level="1"><text:bookmark-start text:name="__RefHeading__974_1807602424"/>Introduction<text:bookmark-end text:name="__RefHeading__974_1807602424"/></text:h>
      <text:h text:style-name="P26" text:outline-level="2"><text:bookmark-start text:name="__RefHeading__976_1807602424"/>Solar irradiation: A missing ECV<text:bookmark-end text:name="__RefHeading__976_1807602424"/></text:h>
      <text:p text:style-name="Text_20_body"><text:span text:style-name="T10">Solar irradiation data is used in all kinds of applications. We need it to understand ecological processes </text:span><text:reference-mark-start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Jacobson, Seaver, and Jiashen Tang 2011)</text:span><text:reference-mark-end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 It's also needed for agricultural and hydrological applications </text:span><text:reference-mark-start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Otkin et al. 2005)</text:span><text:reference-mark-end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 We use it to plan the amount of energy we can generate from solar power </text:span><text:reference-mark-start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 It's an important climate variable and can also be used to validate climate models </text:span><text:reference-mark-start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Mueller, Trentmann, Stöckli, et al. 2011)<text:reference-mark-end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text:span text:style-name="T10">. It's a determining factor in many climatological processes as the main source of energy on earth </text:span><text:reference-mark-start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World Radiation Monitoring Center – Baseline Surface Radiation Network 2012)<text:reference-mark-end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text:span text:style-name="T10">.</text:span></text:p>
      <text:p text:style-name="Text_20_body"><text:span text:style-name="T10">And yet we don't know a whole lot about it. Sunlight is considered an essential climate variable (</text:span><text:span text:style-name="T11">quote</text:span><text:span text:style-name="T10">) and as such we need high quality data on it that's based on a long time series, is homogeneous, high quality and internationally available </text:span><text:reference-mark-start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Global Climate Observing System 2011)</text:span><text:reference-mark-end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 Because the irradiation composition in diffuse and beam irradiation is also relevant for a bunch of things (</text:span><text:span text:style-name="T11">energy, ecology, etc. - quotes</text:span><text:span text:style-name="T10">), we also need to know that. But it's really hard to measure. A problem is its high temporal variability – if a cloud moves over an area, it casts a shadow and dramatically reduces the amount of irradiation that hits the ground, as well as the light's composition out of diffuse and beam irradiation </text:span><text:reference-mark-start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Hammer 2001)</text:span><text:reference-mark-end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 So we'd need an incredibly dense network of measuring instruments in order to get it all.</text:span></text:p>
      <text:p text:style-name="Text_20_body"><text:span text:style-name="T10">But another problem is measuring the stuff itself. Technically, that's not so easy. Ground instruments are expensive and require a lot of maintenance. They have to be able to say how much of what type of irradiation hit where when. Most instruments only measure certain portions of the relevant variables, making the data useless for many applications </text:span><text:reference-mark-start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World Radiation Data Centre 2012)</text:span><text:reference-mark-end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 Other methods of producing solar irradiation data from other sources have often proved difficult and too inaccurate (</text:span><text:span text:style-name="T11">quotes – Satel-Light, etc.</text:span><text:span text:style-name="T10">).</text:span></text:p>
      <text:p text:style-name="Text_20_body"><text:span text:style-name="T10">In order to fulfill our requirements, we need high quality, high resolution data – preferably for the whole world. This study will attempt to obtain great data with a high spatiotemporal resolution and accuracy using geostationary satellites. It validates the produced data using ground measurements and compares it to other global data sets. It'll be a proof of concept for producing a global data set with high quality and a long series of measurements. It shows that </text:span><text:span text:style-name="T11">whatever the results of the study are</text:span><text:span text:style-name="T10">.</text:span></text:p>
      <text:p text:style-name="P6">This study is original because nobody's every done this kind of thing worldwide based only on the satellite stuff – all the other stuff is based on complicated models or dumb interpolation that doesn't work anyway.</text:p>
      <text:p text:style-name="P6">The expected gain from doing this study is proving that you can use satellite data to do what was impossible before, and that it validates well. If this proof of concept works, the algorithm is robust enough to extend backwards to the beginning uses of geostationary satellites, which is a long way.</text:p>
      <text:p text:style-name="P6">The study will be important for the scientific world because if the method works we have lots more data than we had before, so we can really calibrate a lot of stuff like ecosystem models and that kind of thing. Plus, we'll have data for the ocean, which was really hard to get before. Everybody wants to know where the sun's shining on the ocean, but until now you had to go surfing for that.</text:p>
      <text:p text:style-name="P6"><text:soft-page-break/>It's expected that this study will be successful because the results are so good for the Meteosat series. We'll have to see about it though.</text:p>
      <text:p text:style-name="P6">The study's got special meaning for all of the areas already mentioned (energy, ecology, just because it's an ECV).</text:p>
      <text:p text:style-name="P6">The hypothesis: the data produced using this method will validate well, proving that the concept is useful even for other satellites.</text:p>
      <text:p text:style-name="P6">Focus (theme delineation): I evaluate the algorithm, explain the code, produce data and validate it using ground measurements. I also compare it to other similar data sets.</text:p>
      <text:p text:style-name="P6">The method makes sense because it's currently the best one we have – it requires the fewest inputs and delivers the highest accuracy. Also, it's robust enough to use with any satellite.</text:p>
      <text:h text:style-name="P22" text:outline-level="1">Previous research</text:h>
      <text:p text:style-name="P5">Measurement techniques and databases are set forth in the following section.</text:p>
      <text:h text:style-name="P26" text:outline-level="2">Measurements</text:h>
      <text:h text:style-name="P29" text:outline-level="3">Ground based measurements</text:h>
      <text:p text:style-name="P5">Technology of measuring solar irradiation</text:p>
      <text:p text:style-name="P5">BSRN &amp; WRDC networks</text:p>
      <text:p text:style-name="P5">PVGIS, NREL, National Solar Radiation Data Base (TMY), SoDa, texas Solar Radiation Database,</text:p>
      <text:h text:style-name="P29" text:outline-level="3">Satellite based retrieval</text:h>
      <text:p text:style-name="P5">Polar orbiters or geostationary satellites?</text:p>
      <text:p text:style-name="P5">PVGIS, NASA, CM SAF, <text:s/>Satel-Light</text:p>
      <text:h text:style-name="P29" text:outline-level="3">Model simulation</text:h>
      <text:p text:style-name="P5">(See publications of that Italian guy I met in Offenbach)</text:p>
      <text:p text:style-name="P5">Statistic or dynamic modeling?</text:p>
      <text:h text:style-name="P26" text:outline-level="2">Available data</text:h>
      <text:h text:style-name="P29" text:outline-level="3">Ground based data sets</text:h>
      <text:h text:style-name="P29" text:outline-level="3">Satellite based data sets</text:h>
      <text:p text:style-name="P5">CLARA data set from CM SAF </text:p>
      <text:p text:style-name="Text_20_body"><text:span text:style-name="T10">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Mueller et al. 2012)<text:reference-mark-end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text:p>
      <text:p text:style-name="Text_20_body"><text:soft-page-break/><text:span text:style-name="T10">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text:p>
      <text:h text:style-name="P29" text:outline-level="3">Model based data sets</text:h>
      <text:h text:style-name="P22" text:outline-level="1">Methods and data</text:h>
      <text:p text:style-name="P5">– Figure of work flow and data sources –</text:p>
      <text:h text:style-name="P26" text:outline-level="2">Base data sources and satellite peculiarities</text:h>
      <text:p text:style-name="P5">!! Which satellites will I use?</text:p>
      <text:p text:style-name="Text_20_body"><text:span text:style-name="T10"><text:tab/></text:span><text:a xlink:type="simple" xlink:href="http://www.oso.noaa.gov/goesstatus/">http://www.oso.noaa.gov/goesstatus/</text:a><text:span text:style-name="T10">: GOES 15 (West) and East (13) are operational at the moment.</text:span></text:p>
      <text:p text:style-name="Text_20_body"><text:a xlink:type="simple" xlink:href="http://www.ssec.wisc.edu/data/geo/index.php?satellite=met-iodc&amp;file=jpg">http://www.ssec.wisc.edu/data/geo/index.php?satellite=met-iodc&amp;file=jpg</text:a><text:span text:style-name="T10"> – some cool pictures. This shows me Meteosat East (MET-IODC). MET-PRIME is Meteosat main. MTSAT's also visible.</text:span></text:p>
      <text:p text:style-name="Text_20_body"><text:span text:style-name="T10">The page is good in general and has some great links: </text:span><text:a xlink:type="simple" xlink:href="http://www.ssec.wisc.edu/data/">http://www.ssec.wisc.edu/data/</text:a></text:p>
      <text:p text:style-name="Text_20_body"><text:span text:style-name="T10">And here's a great page with global composites from GOES, Meteosat and MTSAT – it shows that I've got the coverage I need. </text:span><text:a xlink:type="simple" xlink:href="http://www.ssec.wisc.edu/data/composites.html">http://www.ssec.wisc.edu/data/composites.html</text:a></text:p>
      <text:p text:style-name="Text_20_body"><text:span text:style-name="T10">This seems to have some interesting information on the geostationary constellation: </text:span><text:a xlink:type="simple" xlink:href="http://personal.ee.surrey.ac.uk/Personal/L.Wood/software/SaVi/">http://personal.ee.surrey.ac.uk/Personal/L.Wood/software/SaVi/</text:a></text:p>
      <text:p text:style-name="Text_20_body"><text:span text:style-name="T10">Here are some pictures of the views of each satellite individually: </text:span><text:a xlink:type="simple" xlink:href="http://de.allmetsat.com/satellit-mtsat.php">http://de.allmetsat.com/satellit-mtsat.php</text:a></text:p>
      <text:p text:style-name="Text_20_body"><text:span text:style-name="T10">And here an overview of the main geostationary satellites: </text:span><text:a xlink:type="simple" xlink:href="http://psbcw1.nesdis.noaa.gov/terascan/home_basic/geo_sats_overview.htm">http://psbcw1.nesdis.noaa.gov/terascan/home_basic/geo_sats_overview.htm</text:a></text:p>
      <text:p text:style-name="Text_20_body"><text:span text:style-name="T10">Good geostat sat map &amp; info: </text:span><text:a xlink:type="simple" xlink:href="http://www.ssec.wisc.edu/mcidas/doc/learn_guide/2008/sat-1.html">http://www.ssec.wisc.edu/mcidas/doc/learn_guide/2008/sat-1.html</text:a></text:p>
      <text:p text:style-name="Text_20_body"><text:span text:style-name="T10">meteosat coverage: </text:span><text:a xlink:type="simple" xlink:href="http://www.eumetsat.int/Home/Main/DataProducts/MeteosatDataCollectionServices/index.htm">http://www.eumetsat.int/Home/Main/DataProducts/MeteosatDataCollectionServices/index.htm</text:a></text:p>
      <text:p text:style-name="Text_20_body">And some good specs on operational status and location: <text:a xlink:type="simple" xlink:href="http://www.wmo.int/pages/prog/sat/satellitestatus.php">http://www.wmo.int/pages/prog/sat/satellitestatus.php</text:a></text:p>
      <text:p text:style-name="P9">! I need the distance (altitude) and aperture angle of each satellite from the earth.</text:p>
      <text:p text:style-name="P9"><text:span text:style-name="T13">Some info about the GOES orbital characteristics and further links. </text:span><text:a xlink:type="simple" xlink:href="http://www.noaasis.noaa.gov/NOAASIS/ml/genlsatl.html"><text:span text:style-name="T13">http://www.noaasis.noaa.gov/NOAASIS/ml/genlsatl.html</text:span></text:a></text:p>
      <text:p text:style-name="P9"><text:span text:style-name="T15">Live tracking of satellite positions<text:line-break/></text:span><text:a xlink:type="simple" xlink:href="http://www.n2yo.com/?s=28937" office:target-frame-name="_blank" xlink:show="new">http://www.n2yo.com/?s=28937</text:a></text:p>
      <text:p text:style-name="P17"><text:span text:style-name="T14">Mtsat specs from jma<text:line-break/></text:span><text:a xlink:type="simple" xlink:href="http://www.jma.go.jp/jma/jma-eng/satellite/index.html">http://www.jma.go.jp/jma/jma-eng/satellite/index.html</text:a></text:p>
      <text:p text:style-name="P17">Scan specs of GOES: <text:a xlink:type="simple" xlink:href="http://www.class.ngdc.noaa.gov/release/data_available/goes/index.htm">http://www.class.ngdc.noaa.gov/release/data_available/goes/index.htm</text:a><text:line-break/>Altitude: 35,790 km over equator<text:line-break/><text:soft-page-break/>Page also contains an overview of all the satellites used, ever ever. Wowee. Plus start and end dates. A really good source containing exact information about satellite calibration and stuff.</text:p>
      <text:p text:style-name="P17">Japanese scheduling stuff in the PDF Time table of daily schedule: <text:a xlink:type="simple" xlink:href="http://mscweb.kishou.go.jp/operation/timetable/TimeTable_e.pdf">http://mscweb.kishou.go.jp/operation/timetable/TimeTable_e.pdf</text:a><text:line-break/>Apparently you can figure out when the satellite scans and when it sends the data back to earth.</text:p>
      <text:p text:style-name="P17">Contact page: <text:a xlink:type="simple" xlink:href="http://www.jma.go.jp/jma/jma-eng/satellite/About/About_index.html">http://www.jma.go.jp/jma/jma-eng/satellite/About/About_index.html</text:a>. Called on 27.6.2012 and asked. Said I should email.<text:line-break/>Address: metsat@met.kishou.go.jp</text:p>
      <text:p text:style-name="P5">GOES covered Japan at GMS-5's position from 2002-2003. <text:a xlink:type="simple" xlink:href="http://goespoes.gsfc.nasa.gov/timeline.html">http://goespoes.gsfc.nasa.gov/timeline.html</text:a><text:line-break/>Achtung: MSG-1 (Meteosat-8) was launched in 2002, could be that this timespace comes into question??? Meteosat-5 was at IODC until 2007, Meteosat-6 was at Prime from 1996-2007. Looks doable! (<text:a xlink:type="simple" xlink:href="http://www.eumetsat.int/Home/Main/Satellites/MeteosatFirstGeneration/MissionOverview/index.htm?l=en">http://www.eumetsat.int/Home/Main/Satellites/MeteosatFirstGeneration/MissionOverview/index.htm?l=en</text:a>)</text:p>
      <text:p text:style-name="P5">That means:</text:p>
      <text:list xml:id="list1451212567" text:style-name="L1">
        <text:list-item>
          <text:p text:style-name="P19">GOES-9++ was located at GMS-5 from 23.4.2003-13.7.2004</text:p>
        </text:list-item>
        <text:list-item>
          <text:p text:style-name="P19">GOES-10 was located at West for this period</text:p>
        </text:list-item>
        <text:list-item>
          <text:p text:style-name="P19">GOES-12 was at East</text:p>
          <text:list>
            <text:list-item>
              <text:p text:style-name="P19">http://www.class.ngdc.noaa.gov/release/data_available/goes/index.htm</text:p>
            </text:list-item>
          </text:list>
        </text:list-item>
        <text:list-item>
          <text:p text:style-name="P19">Meteosat-7 was located at Prime in the same time period</text:p>
        </text:list-item>
        <text:list-item>
          <text:p text:style-name="P19">Meteosat-5 was located at IODC</text:p>
          <text:list>
            <text:list-item>
              <text:p text:style-name="P19">http://www.eumetsat.int/Home/Main/Satellites/MeteosatFirstGeneration/MissionOverview/index.htm?l=en</text:p>
            </text:list-item>
          </text:list>
        </text:list-item>
      </text:list>
      <text:p text:style-name="Text_20_body"><text:span text:style-name="T10">Differences between Meteosat's and GMS' sensors: </text:span><text:a xlink:type="simple" xlink:href="http://psbcw1.nesdis.noaa.gov/terascan/home_basic/geosats_sensors_tables.html#GMS%20Sensor">http://psbcw1.nesdis.noaa.gov/terascan/home_basic/geosats_sensors_tables.html#GMS%20Sensor</text:a></text:p>
      <text:p text:style-name="P5">First the relative cloud albedo is determined using self calibration. This is done with the project HelClim. It takes XPIF data. It's done with the CAL-MVIRI-openMTP.sh script in helclim/exe/. At the moment you have to use the 32 bit version.</text:p>
      <text:p text:style-name="P5"/>
      <text:p text:style-name="P5">Then you run magic to find the irradiation hitting the ground. You compile everything as it's described. The shell script provided should be used to set up the ini file which the magic program (c) reads.</text:p>
      <text:p text:style-name="Text_20_body"><text:span text:style-name="T10">- Some things to do in the code: On the line with </text:span><text:span text:style-name="T12">clear.b[lin][col]=Bmlb/coszen </text:span><text:span text:style-name="T10">take out the “</text:span><text:span text:style-name="T12">coszen</text:span><text:span text:style-name="T10">” term. It gives you beam irradiation on a normal surface rather than a horizontal one.</text:span></text:p>
      <text:h text:style-name="P26" text:outline-level="2"><text:soft-page-break/>Validation data sources and peculiarities</text:h>
      <text:h text:style-name="P26" text:outline-level="2">Format conversion</text:h>
      <text:h text:style-name="P26" text:outline-level="2">MAGIC SOL</text:h>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3">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3">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text:soft-page-break/>erstellen. Nach der Validierung und Evaluierung der Ergebnisse kann ein Zusatzmodul implementiert werden, das automatisch aus allen verfügbaren Daten einen einzigen Datensatz für jeden angeforderten Zeitpunkt produziert.</text:p>
      <text:p text:style-name="P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3"><text:span text:style-name="T10">Nach der Erstellung des globalen Datensatzes werden die Daten mit ähnlichen globalen Daten­sätzen (ISCCP, GEWEX und ERA-Interim) verglichen und durch Stationsmessungen des BSRN-Netzwerks validiert.</text:span></text:p>
      <text:h text:style-name="P26" text:outline-level="2">Validation techniques</text:h>
      <text:h text:style-name="P22" text:outline-level="1">Results</text:h>
      <text:h text:style-name="P22" text:outline-level="1">Discussion</text:h>
      <text:h text:style-name="P26" text:outline-level="2">Validation results</text:h>
      <text:h text:style-name="P26" text:outline-level="2">Comparison to similar data sets</text:h>
      <text:h text:style-name="P26" text:outline-level="2">Feasibility in expanding temporal coverage</text:h>
      <text:h text:style-name="P26" text:outline-level="2">Feasibility in expanding spatial coverage</text:h>
      <text:h text:style-name="P26" text:outline-level="2">Future data availability</text:h>
      <text:h text:style-name="P22" text:outline-level="1"><text:bookmark-start text:name="__RefHeading__978_1807602424"/>Conclusions<text:bookmark-end text:name="__RefHeading__978_1807602424"/></text:h>
      <text:p text:style-name="P5">Short and simple, how well the method worked.</text:p>
      <text:h text:style-name="P26" text:outline-level="2"><text:soft-page-break/>Practical uses</text:h>
      <text:h text:style-name="P26" text:outline-level="2">Possibilities of improvement</text:h>
      <text:h text:style-name="P29" text:outline-level="3">Cross-calibration to homogenize data</text:h>
      <text:h text:style-name="P29" text:outline-level="3">Updates to atmospheric values in MAGIC LUTs</text:h>
      <text:p text:style-name="P5">There are lots of possibilities to continue this work by expanding its quality and the time that it covers.</text:p>
      <text:p text:style-name="P5">Mention of the availability of earth observing satellites.</text:p>
      <text:h text:style-name="P22" text:outline-level="1" text:is-list-header="true">Acknowlegements</text:h>
      <text:p text:style-name="P5">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22" text:outline-level="1" text:is-list-header="true">Bibliography</text:h>
      <text:section text:style-name="Sect1" text:name="ZOTERO_BIBL {&quot;custom&quot;:[]} CSL_BIBLIOGRAPHY RNDT8zDClFVM9">
        <text:p text:style-name="Bibliography_20_1"><text:span text:style-name="T7">Cano, D., J.M. Monget, M. Albuisson, H. Guillard, N. Regas, and L. Wald. 1986. “A Method for the Determination of the Global Solar Radiation from Meteorological Satellite Data.” </text:span><text:span text:style-name="T5">Solar Energy</text:span><text:span text:style-name="T6"> 37 (1): 31–39. doi:10.1016/0038-092X(86)90104-0.</text:span></text:p>
        <text:p text:style-name="Bibliography_20_1"><text:span text:style-name="T6">Diak, George R., William L. Bland, and John Mecikaski. 1996. “A Note on First Estimates of Surface Insolation from GOES-8 Visible Satellite Data.” </text:span><text:span text:style-name="T5">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5">Solar Energy</text:span><text:span text:style-name="T6"> 28 (5): 371–376. doi:10.1016/0038-092X(82)90254-7.</text:span></text:p>
        <text:p text:style-name="Bibliography_20_1"><text:span text:style-name="T6">Global Climate Observing System. 2011. “GCOS Essential Climate Variables.” </text:span><text:span text:style-name="T5">World Meteorological Organization</text:span><text:span text:style-name="T6"> (June 8).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5">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uld, Thomas, Ralph Gottschalg, Hans Georg Beyer, and Marko Topič. 2010. “Mapping the Performance of PV Modules, Effects of Module Type and Data Averaging.” </text:span><text:span text:style-name="T5">Solar Energy</text:span><text:span text:style-name="T6"> 84 (2) (February): 324–338. doi:10.1016/j.solener.2009.12.002.</text:span></text:p>
        <text:p text:style-name="Bibliography_20_1"><text:span text:style-name="T6">Jacobson, Larry, Alan Seaver, and Jiashen Tang. 2011. “AstroCalc4R: Software to Calculate Solar Zenith Angle; Time at Sunrise, Local Noon and Sunset; and Photosynthetically Available Radiation Based on Date, Time and Location.” </text:span><text:span text:style-name="T5">Northeast Fisheries Science Center Reference Document</text:span><text:span text:style-name="T6"> 11 (14) (August): 10.</text:span></text:p>
        <text:p text:style-name="Bibliography_20_1"><text:soft-page-break/><text:span text:style-name="T6">Kratz, David P., Shashi K. Gupta, Anne C. Wilber, and Victor E. Sothcott. 2010. “Validation of the CERES Edition 2B Surface-Only Flux Algorithms.” </text:span><text:span text:style-name="T5">Journal of Applied Meteorology and Climatology</text:span><text:span text:style-name="T6"> 49 (1) (January): 164–180. doi:10.1175/2009JAMC2246.1.</text:span></text:p>
        <text:p text:style-name="Bibliography_20_1"><text:span text:style-name="T6">Mayer, B., and A. Kylling. 2005. “Technical Note: The libRadtran Software Package for Radiative Transfer Calculations - Description and Examples of Use.” </text:span><text:span text:style-name="T5">Atmospheric Chemistry and Physics Discussions</text:span><text:span text:style-name="T6"> 5 (2): 1319–1381.</text:span></text:p>
        <text:p text:style-name="Bibliography_20_1"><text:span text:style-name="T6">Mueller, Richard, Tanja Behrendt, Annette Hammer, and Axel Kemper. 2012. “A New Algorithm for the Satellite-Based Retrieval of Solar Surface Irradiance in Spectral Bands.” </text:span><text:span text:style-name="T5">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5">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5">Remote Sensing</text:span><text:span text:style-name="T6"> 3 (11) (October 25): 2305–2320. doi:10.3390/rs3112305.</text:span></text:p>
        <text:p text:style-name="Bibliography_20_1"><text:span text:style-name="T6">Otkin, J. A., M. C. Anderson, J. R. Mecikalski, and G. R. Diak. 2005. “Validation of GOES-based Insolation Estimates Using Data from the US Climate Reference Network.” </text:span><text:span text:style-name="T5">Journal of Hydrometeorology</text:span><text:span text:style-name="T6"> 6 (4): 460–475.</text:span></text:p>
        <text:p text:style-name="Bibliography_20_1"><text:span text:style-name="T6">Posselt, R., R. W. Mueller, R. Stöckli, and J. Trentmann. 2012. “Remote Sensing of Solar Surface Radiation for Climate Monitoring—the CM-SAF Retrieval in International Comparison.” </text:span><text:span text:style-name="T5">Remote Sensing of Environment</text:span><text:span text:style-name="T6"> 118: 186–198.</text:span></text:p>
        <text:p text:style-name="Bibliography_20_1"><text:span text:style-name="T6">Posselt, R., R. Müller, J. Trentmann, and R. Stöckli. 2011. “Meteosat (MVIRI) Solar Surface Irradiance and Effective Cloud Albedo Climate Data Sets.” </text:span><text:span text:style-name="T5">EUMETSAT Satellite Application Facility on Climate Monitoring, Validation Report</text:span><text:span text:style-name="T6"> 1.1 (January 26): 1–51.</text:span></text:p>
        <text:p text:style-name="Bibliography_20_1"><text:span text:style-name="T6">Stackhouse, Paul W. 2011. “Surface Meteorology and Solar Energy (SSE) Release 6.0 Methodology.” </text:span><text:span text:style-name="T5">Atmospheric Science Data Center, National Aeronautics and Space Administration</text:span><text:span text:style-name="T6"> 3.0 (April 19): 1–54. 2012.</text:span></text:p>
        <text:p text:style-name="Bibliography_20_1"><text:span text:style-name="T6">World Radiation Data Centre. 2012. “WRDC Database.” </text:span><text:span text:style-name="T5">Voeikov Main Geophysical Obersvatory</text:span><text:span text:style-name="T6">. 2012. http://wrdc.mgo.rssi.ru/.</text:span></text:p>
        <text:p text:style-name="Bibliography_20_1"><text:span text:style-name="T6">World Radiation Monitoring Center – Baseline Surface Radiation Network. 2012. “Project Background.” </text:span><text:span text:style-name="T5">Alfred Wegener Institute for Polar and Marine Research</text:span><text:span text:style-name="T6">. 2012. http://www.bsrn.awi.de/en/project/background/.</text:span></text:p>
      </text:section>
      <text:p text:style-name="P16"/>
      <text:h text:style-name="P25" text:outline-level="1" text:is-list-header="true">Appendix</text:h>
      <text:h text:style-name="P27" text:outline-level="2">Source codes</text:h>
      <text:h text:style-name="P25" text:outline-level="1"><text:bookmark-start text:name="__RefHeading__980_1807602424"/>Einleitung: Solareinstrahlung und Satelliten<text:bookmark-end text:name="__RefHeading__980_1807602424"/></text:h>
      <text:p text:style-name="Text_20_body">Sonnenlicht ist, auf direkte oder indirekte Weise, bestimmend für fast sämtliche Prozesse au<text:span text:style-name="T4">f der Erde. Qualitativ hochwertige Daten zur Sonneneinstrahlung werden in der Öko­logie </text:span><text:reference-mark-start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Jacobson, Seaver, and Jiashen Tang 2011)</text:span><text:reference-mark-end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 der Agrarwirtschaft und Hydrologie </text:span><text:reference-mark-start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Otkin et al. 2005)</text:span><text:reference-mark-end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 sowie in der Energieplanung verwendet </text:span><text:reference-mark-start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Huld et al. 2010)</text:span><text:reference-mark-end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 Sie werden auch benötigt um das Klima zu überwachen, Klimamodelle zu validieren und das Wetter vorherzusagen </text:span><text:reference-mark-start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8">(Mueller, Trentmann, Stöckli, et al. 2011)</text:span><text:reference-mark-end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4">. Ebenso beeinflusst Sonnen­einstrahlung maßgeblich Zirkulations­muster und dadurch den Stofftransport auf der Erde </text:span><text:reference-mark-start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8">(World Radiation Monitoring Center – Baseline Surface Radiation Network 2012)</text:span><text:reference-mark-end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4">.</text:span></text:p>
      <text:p text:style-name="Text_20_body">Sonnen­einstrahlung ist aufgrund ihrer raumzeitlich hohen Variabilität sehr schwer zu er­fassen. Veränderungen im Zustand der Atmosphäre können schnell auftreten und die Menge der einfallenden Strahlung kurzzeitig stark beeinflussen <text:reference-mark-start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Hammer 2001)<text:reference-mark-end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 Für Anwendungen, die räumlich kontinuierliche Daten benötigen, erschwert dies die Über­tragung von Punktmessungen auf die Fläche.</text:p>
      <text:p text:style-name="Text_20_body">Ein zusätzliches Problem ist der hohe Aufwand, der mit der bodengestützten Messung von Solar­einstrahlung verbunden ist. Messgeräte für Sonneneinstrahlung, Pyranometer, sind im Vergleich mit manchen anderen Instrumenten teuer und müssen häufig gewartet werden. Zudem wird die gemessene Global­strahlung nur selten in ihre diffusen und direkten Komponenten aufgeteilt, sodass die resultierenden Daten für viele Anwendungen unbrauchbar sind <text:reference-mark-start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World Radiation Data Centre 2012)<text:reference-mark-end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text:p>
      <text:p text:style-name="Text_20_body"><text:span text:style-name="T2">Um homogene Datensätze der essentiellen Klimavariablen mit hoher Qualität international verfügbar zu machen </text:span><text:reference-mark-start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Global Climate Observing System 2011)</text:span><text:reference-mark-end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 ist es notwendig, flächen­deckende Sonneinstrahlungsdaten nach einem einheitlichen Verfahren zu erstellen. Dafür bieten sich Satelliten an. Geostationäre Satelliten liefern lange, homogene Zeitreihen von Erd­beobachtungen. Sie erfassen mit einem Sensor ihr komplettes Sichtfeld, wodurch Kalibrierungen für jeden einzelnen Standort überflüssig werden. Dadurch eignen sie sich hervorragend um langjährige Zeitreihen von Solareinstrahlungsdaten zu produzieren </text:span><text:reference-mark-start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Mueller, Trentmann, Stöckli, et al. 2011)<text:reference-mark-end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text:span text:style-name="T3">.</text:span></text:p>
      <text:h text:style-name="P23" text:outline-level="1"><text:bookmark-start text:name="__RefHeading__982_1807602424"/>Fragestellung und Zielsetzung<text:bookmark-end text:name="__RefHeading__982_1807602424"/></text:h>
      <text:p text:style-name="Text_20_body">Es wurden bereits mehrere Arbeiten in diesem Bereich durchgeführt. Bereits in den frühen 1980ern wurde z. B. ein Energiebilanzmodell verwendet um aus geostationären Satelliten­messungen Global­strahlung am Boden zu ermitteln <text:reference-mark-start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Diak, Gautier, and Masse 1982)<text:reference-mark-end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 Operationale Anwendungen, die einfache physikalische Modelle benutzten um Ein­strahlung aus geostationären Satellitenbildern zu ermitteln, erfolgten z. B. durch <text:reference-mark-start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Diak, Bland, and Mecikaski 1996)<text:reference-mark-end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 Die Ergebnisse dieser älteren Methoden sind jedoch für viele Fragestellungen zu ungenau. Ebenso wenig haben sie zur Herstellung von globalen, eng­maschig aufgelösten und qualitativ hochwertigen Datensätzen geführt.</text:p>
      <text:p text:style-name="Text_20_body">Neuere Verfahren haben vielversprechendere Ergebnisse produziert. Das Surface Radiation Budget (SRB) Produkt von NASA/GEWEX enthält Angaben zur Global­strahlung von 1983-2007 mit einer Auflösung von 1 x 1° für die ganze Erde. Für das Produkt wird eine komplexe, vielseitige Bandbreite an Modellergebnissen, Bodenmessungen und Satelliten­daten herangezogen <text:reference-mark-start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Stackhouse 2011)<text:reference-mark-end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 Diese Daten werden weiterhin mit höherer Genauigkeit und Auflösung im Laufe des Fast Longwave and Shortwave Radiative Fluxes (FLASHFlux) Projekts fortgeschrieben <text:reference-mark-start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Gupta et al. 2010)<text:reference-mark-end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 Leider sind aber auch diese Ergebnisse für viele Anwendungen durch ihre Ungenauigkeit und die fehlende <text:soft-page-break/>Unter­scheidung zwischen diffuser und direkter Strahlung ungeeignet <text:reference-mark-start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Kratz et al. 2010)<text:reference-mark-end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 </text:p>
      <text:p text:style-name="Text_20_body">Eine ältere Methode, Heliosat, erweist sich als operational besser einsetzbar durch die Einfachheit des Algorithmus <text:reference-mark-start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Cano et al. 1986)<text:reference-mark-end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 Weitere Verbesserungen des Modells haben sehr gute Ergebnisse erzielt, deren Genauigkeit vergleichbar ist mit Ergebnissen aus wesentlich komplexeren Modellen, die viel höhere Anforderungen an Eingangs­daten haben<text:span text:style-name="T2"> </text:span><text:reference-mark-start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Hammer 2001)<text:reference-mark-end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text:span text:style-name="T2">. Schließlich konnte diese Methode dieser Algorithmus durch den Einsatz eines relativ einfachen Strahlungstransfermodells weiter verbessert werden, wobei der erforderliche Rechenaufwand mithilfe eines Lookup-Tables (LUT) reduziert wird </text:span><text:reference-mark-start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Mueller, Trentmann, Stöckli, et al. 2011)<text:reference-mark-end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text:span text:style-name="T2">. Das MAGICSOL-Verfahren erweist sich als die bisher leistungsstärkste und genauste Methode um aus geostationären Satelliten sowohl direkte als auch diffuse Einstrahlung zu ermitteln </text:span><text:reference-mark-start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Posselt et al. 2011)</text:span><text:reference-mark-end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text:span></text:p>
      <text:p text:style-name="P3">Da das MAGICSOL-Verfahren lediglich Daten aus dem visuellen Kanal benötigt, kann es bei jedem bestehenden geostationären Satelliten eingesetzt werden. Diese Flexibilität er­möglicht es auch ältere Satelliten­daten zu benutzen um langjährige Zeitreihen zu erstellen. Dennoch wurde diese Methode bislang lediglich für die Meteosat-Satelliten verwendet.</text:p>
      <text:p text:style-name="P3">Das Ziel der vorgeschlagenen Masterarbeit ist es, einen einheitlichen, globalen Daten­satz der diffusen und direkten Einstrahlung zu produzieren. Das MAGICSOL-Verfahren wurde aufgrund seiner Robustheit, seiner raumzeitlich hohen Verfügbarkeit und seinen vergleichbar geringen Daten­anforderungen gewählt. Dabei sollen Daten für einen Monat für den gesamten Globus erstellt werden. Die Eingangs­daten sollen eine hohe Qualität besitzen und für einen möglichst langen Zeitraum verfügbar sein, sodass die Möglichkeit besteht, bei guten Ergebnissen mit der im Laufe der Arbeit entwickelten Software längere Zeitreihen zu erstellen. Abschließend sollen die Daten im Verhältnis mit vergleichbaren, globalen Datensätzen validiert werden um deren Qualität quantitativ zu erfassen.</text:p>
      <text:h text:style-name="P23" text:outline-level="1"><text:bookmark-start text:name="__RefHeading__984_1807602424"/>Methoden und Datenquellen<text:bookmark-end text:name="__RefHeading__984_1807602424"/></text:h>
      <text:p text:style-name="P3"><text:span text:style-name="T2"/></text:p>
      <text:h text:style-name="Heading_20_1" text:outline-level="1"><text:soft-page-break/>Picture collection</text:h>
      <text:p text:style-name="Text_20_body"><draw:frame draw:style-name="fr2" draw:name="graphics1" text:anchor-type="as-char" svg:width="3.5429in" style:rel-width="100%" svg:height="2.5in" style:rel-height="scale" draw:z-index="1"><draw:image xlink:href="http://www.eohandbook.com/eohb05/images/fig_02_%28weather%29.jpg" xlink:type="simple" xlink:show="embed" xlink:actuate="onLoad"/></draw:frame></text:p>
      <text:p text:style-name="Text_20_body">Source: <text:span text:style-name="T16">http://www.eohandbook.com/eohb05/ceos/part2_6.html</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100%" fo:margin-left="0.5in" fo:margin-right="0in" fo:margin-top="0in" fo:margin-bottom="0in" style:contextual-spacing="false" style:line-height-at-least="0.166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2</text:page-number></text:span> <text:s/>of <text:span text:style-name="MT1">XX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2.2083in" svg:height="0.75in"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T22H20M50S</meta:editing-duration>
    <meta:editing-cycles>61</meta:editing-cycles>
    <meta:generator>LibreOffice/3.5$Linux_X86_64 LibreOffice_project/350m1$Build-403</meta:generator>
    <meta:initial-creator>Daniel Lee</meta:initial-creator>
    <dc:date>2012-08-07T19:01:02</dc:date>
    <meta:document-statistic meta:table-count="1" meta:image-count="2" meta:object-count="0" meta:page-count="14" meta:paragraph-count="156" meta:word-count="3386" meta:character-count="25291" meta:non-whitespace-character-count="22016"/>
    <meta:user-defined meta:name="Info 1"/>
    <meta:user-defined meta:name="Info 2"/>
    <meta:user-defined meta:name="Info 3"/>
    <meta:user-defined meta:name="Info 4"/>
    <meta:user-defined meta:name="ZOTERO_PREF_1" meta:value-type="string">&lt;data data-version="3" zotero-version="3.0.7"&gt;&lt;session id="zyvS9rVL"/&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